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ListenerTa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ListenerTag.doStartTag( String namespaceURI , String localName , String qName , Attributes at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ctionListener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ListenerTag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